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8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0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ff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style:font-name="Arial"/>
    </style:style>
    <style:style style:name="T20" style:family="text">
      <style:text-properties fo:font-size="10pt" style:font-size-asian="10pt" style:font-size-complex="10pt" style:font-name="Arial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size-asian="10pt" style:font-size-complex="10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>
            <text:p>Step</text:p>
          </table:table-cell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of Step</text:p>
          </table:table-cell>
          <table:table-cell table:style-name="ce195" office:value-type="string" calcext:value-type="string">
            <text:p>in 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office:value-type="string" calcext:value-type="string">
            <text:p>Date</text:p>
          </table:table-cell>
          <table:table-cell table:style-name="ce9"/>
          <table:table-cell table:style-name="ce12" office:value-type="string" calcext:value-type="string">
            <text:p>Designation</text:p>
          </table:table-cell>
          <table:table-cell table:style-name="ce165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4" office:value-type="date" office:date-value="2020-01-01" calcext:value-type="date">
            <text:p>2020-01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200" office:value-type="string" calcext:value-type="string">
            <text:p>2.4.0</text:p>
          </table:table-cell>
          <table:table-cell table:style-name="ce23" office:value-type="string" calcext:value-type="string">
            <text:p>1.0.27</text:p>
          </table:table-cell>
          <table:table-cell table:style-name="ce23" office:value-type="string" calcext:value-type="string">
            <text:p>3.5.23</text:p>
          </table:table-cell>
          <table:table-cell table:style-name="ce23" office:value-type="string" calcext:value-type="string">
            <text:p>1.0.21</text:p>
          </table:table-cell>
          <table:table-cell table:style-name="ce23" office:value-type="string" calcext:value-type="string">
            <text:p>0.9.24</text:p>
          </table:table-cell>
          <table:table-cell table:style-name="ce210"/>
          <table:table-cell table:style-name="ce23" office:value-type="string" calcext:value-type="string">
            <text:p>1.7.0</text:p>
          </table:table-cell>
          <table:table-cell table:style-name="ce23" office:value-type="string" calcext:value-type="string">
            <text:p>1.2.0</text:p>
          </table:table-cell>
          <table:table-cell table:number-columns-repeated="3" table:style-name="ce23" office:value-type="string" calcext:value-type="string">
            <text:p>1.0.2</text:p>
          </table:table-cell>
          <table:table-cell table:style-name="ce23" office:value-type="string" calcext:value-type="string">
            <text:p>1.7.0</text:p>
          </table:table-cell>
          <table:table-cell table:style-name="ce31" office:value-type="string" calcext:value-type="string">
            <text:p>1.2.3</text:p>
          </table:table-cell>
          <table:table-cell table:style-name="ce210"/>
          <table:table-cell table:style-name="ce23" office:value-type="string" calcext:value-type="string">
            <text:p>2553</text:p>
          </table:table-cell>
          <table:table-cell table:style-name="ce211"/>
          <table:table-cell table:style-name="ce2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3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3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3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3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4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4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2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80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2">*.* throughout "\Trunk\MKY"</text:span><text:span text:style-name="T4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6">    &gt; Includes </text:span><text:span text:style-name="T7">this</text:span><text:span text:style-name="T8">.label_Version.Text = </text:span><text:span text:style-name="T9">"Version 2.0.0"</text:span><text:span text:style-name="T8">;</text:span><text:span text:style-name="T6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BuildDesign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6">Set </text:span><text:span text:style-name="T10">ProductVerisonStabilityIndication</text:span><text:span text:style-name="T6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30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3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32])+[.G33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3]; COUNTA([.C$34:.C34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5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6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7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3]; COUNTA([.C$34:.C38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40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9])+[.G40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40]; COUNTA([.C$41:.C41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0]; COUNTA([.C$41:.C45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0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2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1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2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3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4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2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0]; COUNTA([.C$41:.C59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61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60])+[.G61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1]; COUNTA([.C$62:.C62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Default.xml</text:span><text:span text:style-name="T13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3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11">Archive </text:span><text:span text:style-name="T12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1]; COUNTA([.C$62:.C64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6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5])+[.G66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6]; COUNTA([.C$67:.C67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7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8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79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6]; COUNTA([.C$67:.C94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6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5])+[.G96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6]; COUNTA([.C$97:.C97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8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6]; COUNTA([.C$97:.C99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100])+[.G101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3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01]; COUNTA([.C$102:.C104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3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4">Build </text:span><text:span text:style-name="T12">'Release Test'</text:span><text:span text:style-name="T13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5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5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4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11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6">&gt; e.g. "</text:span><text:span text:style-name="T10">2003-2019 Matthias Kläy</text:span><text:span text:style-name="T6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11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Open </text:span><text:span text:style-name="T16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DejaVu Info" from installed </text:span><text:span text:style-name="T11"><text:a xlink:href="../../../../../../../../Program%20Files/YAT" xlink:type="simple">C:\Program Files\YAT</text:a></text:span><text:span text:style-name="T1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&gt; Copy "netrtfwriter Info" from installed </text:span><text:span text:style-name="T16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11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1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4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48])" office:value-type="time" office:time-value="PT03H45M00S" calcext:value-type="time">
            <text:p>03:45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8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7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8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8.99mm" svg:height="21.76mm" svg:x="179.26mm" svg:y="328.95mm" draw:caption-point-x="-6.1mm" draw:caption-point-y="15.1mm">
              <dc:date>2019-10-08T00:00:00</dc:date>
              <text:p text:style-name="P1">Not possible to refer to [2. Preparation] because of formatting</text:p>
            </office:annotation>
            <text:p><text:span text:style-name="T14">Set product version in MKY file headers </text:span><text:span text:style-name="T12">*.* throughout "\Trunk\MKY"</text:span><text:span text:style-name="T13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19">&gt; Append</text:span><text:span text:style-name="T20"> 'Development', e.g. '</text:span><text:span text:style-name="T21">// MKY Version 1.0.28 Development</text:span><text:span text:style-name="T6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22">&gt; Append</text:span><text:span text:style-name="T6"> 'Development', e.g. '</text:span><text:span text:style-name="T21">// NUnit Version 1.0.22 Development</text:span><text:span text:style-name="T6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22">&gt; Append </text:span><text:span text:style-name="T6">'Development', e.g. '</text:span><text:span text:style-name="T21">// YAT Version 2.3.90 Development</text:span><text:span text:style-name="T6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.00.0000</text:date>, <text:time style:data-style-name="N2" text:time-value="15:12:52.5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11M25S</meta:editing-duration>
    <meta:editing-cycles>448</meta:editing-cycles>
    <meta:generator>LibreOffice/6.1.1.2$Windows_X86_64 LibreOffice_project/5d19a1bfa650b796764388cd8b33a5af1f5baa1b</meta:generator>
    <meta:initial-creator>Matthias Kläy</meta:initial-creator>
    <dc:date>2019-10-08T15:35:40.993000000</dc:date>
    <meta:print-date>2019-08-15T21:30:34.524000000</meta:print-date>
    <meta:document-statistic meta:table-count="9" meta:cell-count="1437" meta:object-count="0"/>
  </office:meta>
</office:document-meta>
</file>